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8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TuguAsiaAfrika</text:p>
          </table:table-cell>
          <table:table-cell office:value-type="float" office:value="107.607681" calcext:value-type="float">
            <text:p>107.607681</text:p>
          </table:table-cell>
          <table:table-cell office:value-type="float" office:value="-6.921281" calcext:value-type="float">
            <text:p>-6.921281</text:p>
          </table:table-cell>
          <table:table-cell office:value-type="float" office:value="107.607681" calcext:value-type="float">
            <text:p>107.6076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naraMasjidRayaBandung</text:p>
          </table:table-cell>
          <table:table-cell office:value-type="float" office:value="107.606476" calcext:value-type="float">
            <text:p>107.606476</text:p>
          </table:table-cell>
          <table:table-cell office:value-type="float" office:value="-6.921047" calcext:value-type="float">
            <text:p>-6.921047</text:p>
          </table:table-cell>
          <table:table-cell office:value-type="float" office:value="107.606476" calcext:value-type="float">
            <text:p>107.6064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mpangRayaBandung</text:p>
          </table:table-cell>
          <table:table-cell office:value-type="float" office:value="107.607595" calcext:value-type="float">
            <text:p>107.607595</text:p>
          </table:table-cell>
          <table:table-cell office:value-type="float" office:value="-6.922541" calcext:value-type="float">
            <text:p>-6.922541</text:p>
          </table:table-cell>
          <table:table-cell office:value-type="float" office:value="107.607595" calcext:value-type="float">
            <text:p>107.6075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zaParahyangan</text:p>
          </table:table-cell>
          <table:table-cell office:value-type="float" office:value="107.606364" calcext:value-type="float">
            <text:p>107.606364</text:p>
          </table:table-cell>
          <table:table-cell office:value-type="float" office:value="-6.922406" calcext:value-type="float">
            <text:p>-6.922406</text:p>
          </table:table-cell>
          <table:table-cell office:value-type="float" office:value="107.606364" calcext:value-type="float">
            <text:p>107.6063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ibadak</text:p>
          </table:table-cell>
          <table:table-cell office:value-type="float" office:value="107.604031" calcext:value-type="float">
            <text:p>107.604031</text:p>
          </table:table-cell>
          <table:table-cell office:value-type="float" office:value="-6.922064" calcext:value-type="float">
            <text:p>-6.922064</text:p>
          </table:table-cell>
          <table:table-cell office:value-type="float" office:value="107.604031" calcext:value-type="float">
            <text:p>107.6040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dirman</text:p>
          </table:table-cell>
          <table:table-cell office:value-type="float" office:value="107.604111" calcext:value-type="float">
            <text:p>107.604111</text:p>
          </table:table-cell>
          <table:table-cell office:value-type="float" office:value="-6.920825" calcext:value-type="float">
            <text:p>-6.920825</text:p>
          </table:table-cell>
          <table:table-cell office:value-type="float" office:value="107.604111" calcext:value-type="float">
            <text:p>107.6041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rbucksBraga</text:p>
          </table:table-cell>
          <table:table-cell office:value-type="float" office:value="107.610006" calcext:value-type="float">
            <text:p>107.610006</text:p>
          </table:table-cell>
          <table:table-cell office:value-type="float" office:value="-6.921511" calcext:value-type="float">
            <text:p>-6.921511</text:p>
          </table:table-cell>
          <table:table-cell office:value-type="float" office:value="107.610006" calcext:value-type="float">
            <text:p>107.610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lleniumClub</text:p>
          </table:table-cell>
          <table:table-cell table:style-name="ce1" office:value-type="float" office:value="107.609828" calcext:value-type="float">
            <text:p>107.609828</text:p>
          </table:table-cell>
          <table:table-cell office:value-type="float" office:value="-6.922873" calcext:value-type="float">
            <text:p>-6.922873</text:p>
          </table:table-cell>
          <table:table-cell table:style-name="ce1" office:value-type="float" office:value="107.609828" calcext:value-type="float">
            <text:p>107.6098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otekCikapundung</text:p>
          </table:table-cell>
          <table:table-cell office:value-type="float" office:value="107.608189" calcext:value-type="float">
            <text:p>107.608189</text:p>
          </table:table-cell>
          <table:table-cell office:value-type="float" office:value="-6.920258" calcext:value-type="float">
            <text:p>-6.920258</text:p>
          </table:table-cell>
          <table:table-cell office:value-type="float" office:value="107.608189" calcext:value-type="float">
            <text:p>107.6081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nceuy</text:p>
          </table:table-cell>
          <table:table-cell office:value-type="float" office:value="107.606597" calcext:value-type="float">
            <text:p>107.606597</text:p>
          </table:table-cell>
          <table:table-cell office:value-type="float" office:value="-6.920001" calcext:value-type="float">
            <text:p>-6.920001</text:p>
          </table:table-cell>
          <table:table-cell office:value-type="float" office:value="107.606597" calcext:value-type="float">
            <text:p>107.60659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guAsiaAfrika</text:p>
          </table:table-cell>
          <table:table-cell office:value-type="string" calcext:value-type="string">
            <text:p>MenaraMasjidRayaBandung</text:p>
          </table:table-cell>
          <table:table-cell office:value-type="string" calcext:value-type="string">
            <text:p>SimpangRayaBandung</text:p>
          </table:table-cell>
          <table:table-cell office:value-type="string" calcext:value-type="string">
            <text:p>PlazaParahyangan</text:p>
          </table:table-cell>
          <table:table-cell office:value-type="string" calcext:value-type="string">
            <text:p>Cibadak</text:p>
          </table:table-cell>
          <table:table-cell office:value-type="string" calcext:value-type="string">
            <text:p>Sudirman</text:p>
          </table:table-cell>
          <table:table-cell office:value-type="string" calcext:value-type="string">
            <text:p>StarbucksBraga</text:p>
          </table:table-cell>
          <table:table-cell office:value-type="string" calcext:value-type="string">
            <text:p>MilleniumClub</text:p>
          </table:table-cell>
          <table:table-cell office:value-type="string" calcext:value-type="string">
            <text:p>ApotekCikapundung</text:p>
          </table:table-cell>
          <table:table-cell office:value-type="string" calcext:value-type="string">
            <text:p>Banceuy</text:p>
          </table:table-cell>
        </table:table-row>
        <table:table-row table:style-name="ro1">
          <table:table-cell office:value-type="string" calcext:value-type="string">
            <text:p>TuguAsiaAfrika</text:p>
          </table:table-cell>
          <table:table-cell office:value-type="string" calcext:value-type="string">
            <text:p>*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*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MenaraMasjidRayaBandung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260" calcext:value-type="float">
            <text:p>260</text:p>
          </table:table-cell>
          <table:table-cell table:number-columns-repeated="3"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SimpangRayaBandun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/>
          <table:table-cell table:number-columns-repeated="3" office:value-type="string" calcext:value-type="string">
            <text:p>*</text:p>
          </table:table-cell>
          <table:table-cell/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PlazaParahyangan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/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Cibadak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/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Sudirman</text:p>
          </table:table-cell>
          <table:table-cell table:number-columns-repeated="5" office:value-type="string" calcext:value-type="string">
            <text:p>x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StarbucksBraga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/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MilleniumClub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ApotekCikapundung</text:p>
          </table:table-cell>
          <table:table-cell table:number-columns-repeated="8"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Banceuy</text:p>
          </table:table-cell>
          <table:table-cell table:number-columns-repeated="9" office:value-type="string" calcext:value-type="string">
            <text:p>x</text:p>
          </table:table-cell>
          <table:table-cell office:value-type="string" calcext:value-type="string">
            <text:p>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08:10:51.518411791</meta:creation-date>
    <dc:date>2018-04-04T08:46:44.337710210</dc:date>
    <meta:editing-duration>PT4M20S</meta:editing-duration>
    <meta:editing-cycles>2</meta:editing-cycles>
    <meta:generator>LibreOffice/5.4.5.1$Linux_X86_64 LibreOffice_project/40m0$Build-1</meta:generator>
    <meta:document-statistic meta:table-count="1" meta:cell-count="152" meta:object-count="0"/>
  </office:meta>
</office:document-meta>
</file>